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82000000967937140B7D9B61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7.0528in" fo:margin-left="0in" fo:margin-top="0in" fo:margin-bottom="0in" style:page-number="1" table:align="left" style:writing-mode="lr-tb"/>
    </style:style>
    <style:style style:name="Tabla1.A" style:family="table-column">
      <style:table-column-properties style:column-width="2.0014in"/>
    </style:style>
    <style:style style:name="Tabla1.B" style:family="table-column">
      <style:table-column-properties style:column-width="2.9278in"/>
    </style:style>
    <style:style style:name="Tabla1.C" style:family="table-column">
      <style:table-column-properties style:column-width="0.6125in"/>
    </style:style>
    <style:style style:name="Tabla1.D" style:family="table-column">
      <style:table-column-properties style:column-width="1.5111in"/>
    </style:style>
    <style:style style:name="Tabla1.1" style:family="table-row">
      <style:table-row-properties style:min-row-height="0.3611in" fo:keep-together="auto"/>
    </style:style>
    <style:style style:name="Tabla1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1.D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1.A2" style:family="table-cell">
      <style:table-cell-properties style:vertical-align="middle" fo:background-color="#e6e6e6" fo:padding-left="0.075in" fo:padding-right="0.075in" fo:padding-top="0in" fo:padding-bottom="0in" fo:border="0.5pt solid #000001">
        <style:background-image/>
      </style:table-cell-properties>
    </style:style>
    <style:style style:name="Tabla1.3" style:family="table-row">
      <style:table-row-properties style:min-row-height="0.3194in" fo:keep-together="auto"/>
    </style:style>
    <style:style style:name="Tabla2" style:family="table">
      <style:table-properties style:width="7.1444in" fo:margin-left="0in" fo:margin-top="0in" fo:margin-bottom="0in" table:align="left" style:writing-mode="lr-tb"/>
    </style:style>
    <style:style style:name="Tabla2.A" style:family="table-column">
      <style:table-column-properties style:column-width="0.9063in"/>
    </style:style>
    <style:style style:name="Tabla2.B" style:family="table-column">
      <style:table-column-properties style:column-width="4.2924in"/>
    </style:style>
    <style:style style:name="Tabla2.C" style:family="table-column">
      <style:table-column-properties style:column-width="0.591in"/>
    </style:style>
    <style:style style:name="Tabla2.D" style:family="table-column">
      <style:table-column-properties style:column-width="1.3549in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a"/>
    </style:style>
    <style:style style:name="Tabla2.C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2.D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2.A2" style:family="table-cell">
      <style:table-cell-properties style:vertical-align="middle" fo:padding-left="0.075in" fo:padding-right="0.075in" fo:padding-top="0in" fo:padding-bottom="0in" fo:border="0.5pt solid #00000a"/>
    </style:style>
    <style:style style:name="Tabla2.B2" style:family="table-cell">
      <style:table-cell-properties style:vertical-align="bottom" fo:padding-left="0.075in" fo:padding-right="0.075in" fo:padding-top="0in" fo:padding-bottom="0in" fo:border="0.5pt solid #00000a"/>
    </style:style>
    <style:style style:name="Tabla2.C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1" fo:border-bottom="none"/>
    </style:style>
    <style:style style:name="Tabla3" style:family="table">
      <style:table-properties style:width="6.9986in" fo:margin-left="0in" fo:margin-top="0in" fo:margin-bottom="0in" table:align="left" style:writing-mode="lr-tb"/>
    </style:style>
    <style:style style:name="Tabla3.A" style:family="table-column">
      <style:table-column-properties style:column-width="0.5979in"/>
    </style:style>
    <style:style style:name="Tabla3.B" style:family="table-column">
      <style:table-column-properties style:column-width="2.1403in"/>
    </style:style>
    <style:style style:name="Tabla3.C" style:family="table-column">
      <style:table-column-properties style:column-width="4.2604in"/>
    </style:style>
    <style:style style:name="Tabla3.1" style:family="table-row">
      <style:table-row-properties style:min-row-height="0.3611in" fo:keep-together="auto"/>
    </style:style>
    <style:style style:name="Tabla3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C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3.2" style:family="table-row">
      <style:table-row-properties fo:keep-together="auto"/>
    </style:style>
    <style:style style:name="Tabla3.B2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3" style:family="table-row">
      <style:table-row-properties fo:keep-together="auto"/>
    </style:style>
    <style:style style:name="Tabla3.B3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4" style:family="table-row">
      <style:table-row-properties fo:keep-together="auto"/>
    </style:style>
    <style:style style:name="Tabla3.B4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5" style:family="table-row">
      <style:table-row-properties fo:keep-together="auto"/>
    </style:style>
    <style:style style:name="Tabla3.B5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P1" style:family="paragraph" style:parent-style-name="Standard">
      <style:paragraph-properties fo:text-align="justify" style:justify-single-word="false"/>
      <style:text-properties style:font-name="Tahoma" style:font-name-asian="Tahoma2" style:font-name-complex="Tahoma2"/>
    </style:style>
    <style:style style:name="P2" style:family="paragraph" style:parent-style-name="Standard">
      <style:paragraph-properties fo:text-align="center" style:justify-single-word="false"/>
      <style:text-properties style:font-name="Tahoma" fo:font-size="8pt" style:font-name-asian="Tahoma2" style:font-size-asian="8pt" style:font-name-complex="Tahoma2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ahoma" fo:font-size="14pt" fo:font-weight="bold" style:font-name-asian="Tahoma2" style:font-size-asian="14pt" style:font-weight-asian="bold" style:font-name-complex="Tahoma2" style:font-size-complex="14pt"/>
    </style:style>
    <style:style style:name="P4" style:family="paragraph" style:parent-style-name="Standard">
      <style:paragraph-properties fo:line-height="125%" fo:text-align="center" style:justify-single-word="false"/>
      <style:text-properties style:font-name="Tahoma" fo:font-size="10pt" fo:font-weight="bold" style:font-name-asian="Tahoma2" style:font-size-asian="10pt" style:font-weight-asian="bold" style:font-name-complex="Tahoma2" style:font-size-complex="10pt"/>
    </style:style>
    <style:style style:name="P5" style:family="paragraph" style:parent-style-name="Standard"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2b0154" officeooo:paragraph-rsid="002b0154" style:font-name-asian="Tahoma2" style:font-size-asian="10pt" style:font-name-complex="Tahoma2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2b0154" officeooo:paragraph-rsid="0039b612" style:font-name-asian="Tahoma2" style:font-size-asian="10pt" style:font-name-complex="Tahoma2" style:font-size-complex="10pt"/>
    </style:style>
    <style:style style:name="P10" style:family="paragraph" style:parent-style-name="Standard">
      <style:text-properties style:font-name="Tahoma" fo:font-size="10pt" fo:language="ca" fo:country="ES" officeooo:rsid="002c6b09" officeooo:paragraph-rsid="002c6b09" style:font-name-asian="Tahoma2" style:font-size-asian="10pt" style:font-name-complex="Tahoma2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fo:language="ca" fo:country="ES" officeooo:rsid="002e3cfe" officeooo:paragraph-rsid="002e3cfe" style:font-name-asian="Tahoma2" style:font-size-asian="10pt" style:font-name-complex="Tahoma2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39b612" officeooo:paragraph-rsid="0039b612" style:font-name-asian="Tahoma2" style:font-size-asian="10pt" style:font-name-complex="Tahoma2" style:font-size-complex="10pt"/>
    </style:style>
    <style:style style:name="P13" style:family="paragraph" style:parent-style-name="Standard">
      <style:text-properties style:font-name="Tahoma" fo:font-size="10pt" fo:language="ca" fo:country="ES" officeooo:paragraph-rsid="003f392c" style:font-name-asian="Tahoma2" style:font-size-asian="10pt" style:font-name-complex="Tahoma2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Tahoma" fo:font-size="10pt" fo:language="ca" fo:country="ES" fo:font-weight="bold" style:font-name-asian="Tahoma2" style:font-size-asian="10pt" style:font-weight-asian="bold" style:font-name-complex="Tahoma2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ahoma" fo:font-size="10pt" fo:language="ca" fo:country="ES" fo:font-weight="bold" style:font-name-asian="Tahoma2" style:font-size-asian="10pt" style:font-weight-asian="bold" style:font-name-complex="Tahoma2" style:font-size-complex="10pt"/>
    </style:style>
    <style:style style:name="P16" style:family="paragraph" style:parent-style-name="Standard">
      <style:text-properties style:font-name="Tahoma" fo:font-size="10pt" fo:language="ca" fo:country="ES" fo:font-weight="bold" officeooo:paragraph-rsid="00383ec7" style:font-name-asian="Tahoma2" style:font-size-asian="10pt" style:font-weight-asian="bold" style:font-name-complex="Tahoma2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Tahoma" fo:font-size="10pt" fo:language="ca" fo:country="ES" style:text-underline-style="none" style:font-name-asian="Tahoma2" style:font-size-asian="10pt" style:font-name-complex="Tahoma2" style:font-size-complex="10pt"/>
    </style:style>
    <style:style style:name="P18" style:family="paragraph" style:parent-style-name="Standard">
      <style:paragraph-properties fo:line-height="125%" fo:text-align="center" style:justify-single-word="false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fo:font-size="10pt" fo:language="ca" fo:country="ES" style:font-size-asian="10pt" style:font-size-complex="10pt"/>
    </style:style>
    <style:style style:name="P21" style:family="paragraph" style:parent-style-name="Standard">
      <style:text-properties style:font-name="Calibri"/>
    </style:style>
    <style:style style:name="P22" style:family="paragraph" style:parent-style-name="Standard">
      <style:text-properties style:font-name="Calibri" officeooo:rsid="003d5328" officeooo:paragraph-rsid="003d5328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a" style:text-line-through-style="none" style:text-line-through-type="none" style:text-position="0% 100%" style:font-name="Tahoma" fo:font-size="10pt" fo:font-style="normal" style:text-underline-style="none" fo:font-weight="normal" officeooo:paragraph-rsid="002e3cfe" style:font-name-asian="Tahoma2" style:font-size-asian="10pt" style:font-style-asian="normal" style:font-weight-asian="normal" style:font-name-complex="Tahoma2" style:font-size-complex="10pt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a" style:text-line-through-style="none" style:text-line-through-type="none" style:text-position="0% 100%" style:font-name="Tahoma" fo:font-size="10pt" fo:font-style="normal" style:text-underline-style="none" fo:font-weight="normal" officeooo:rsid="002e3cfe" officeooo:paragraph-rsid="002e3cfe" style:font-name-asian="Tahoma2" style:font-size-asian="10pt" style:font-style-asian="normal" style:font-weight-asian="normal" style:font-name-complex="Tahoma2" style:font-size-complex="10pt"/>
    </style:style>
    <style:style style:name="P25" style:family="paragraph" style:parent-style-name="Standard">
      <style:paragraph-properties fo:text-align="justify" style:justify-single-word="false"/>
      <style:text-properties style:text-position="0% 100%" style:font-name="Tahoma" fo:font-size="11pt" fo:language="ca" fo:country="ES" style:text-underline-style="none" officeooo:paragraph-rsid="0034ae52" style:text-blinking="false" style:font-name-asian="Tahoma2" style:font-size-asian="11pt" style:language-asian="ar" style:country-asian="SA" style:font-name-complex="Tahoma2" style:font-size-complex="11pt" style:language-complex="ar" style:country-complex="SA" style:text-emphasize="none" style:text-scale="100%"/>
    </style:style>
    <style:style style:name="P26" style:family="paragraph" style:parent-style-name="Standard">
      <style:text-properties fo:color="#000000" style:text-position="0% 100%" style:font-name="Tahoma" fo:font-size="11pt" fo:language="ca" fo:country="ES" fo:font-weight="bold" officeooo:paragraph-rsid="00383ec7" style:font-name-asian="Tahoma2" style:font-size-asian="11pt" style:font-weight-asian="bold" style:font-name-complex="Tahoma2" style:font-size-complex="11pt"/>
    </style:style>
    <style:style style:name="P27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color="#000000" style:font-name="Calibri" fo:font-size="11pt" officeooo:rsid="003d5328" officeooo:paragraph-rsid="003d5328" style:font-name-asian="Tahoma2" style:font-size-asian="11pt" style:font-name-complex="Tahoma2" style:font-size-complex="11pt"/>
    </style:style>
    <style:style style:name="P28" style:family="paragraph" style:parent-style-name="Standard">
      <style:text-properties style:font-name="Tahoma1" fo:font-size="11pt" style:font-size-asian="11pt" style:font-name-complex="Tahoma1" style:font-size-complex="8pt"/>
    </style:style>
    <style:style style:name="P29" style:family="paragraph" style:parent-style-name="Standard">
      <style:paragraph-properties fo:padding="0in" fo:border="none"/>
    </style:style>
    <style:style style:name="P30" style:family="paragraph" style:parent-style-name="Standard">
      <style:paragraph-properties fo:margin-top="0in" fo:margin-bottom="0.1665in" loext:contextual-spacing="false" fo:text-align="justify" style:justify-single-word="false"/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31" style:family="paragraph" style:parent-style-name="Standard">
      <style:paragraph-properties fo:margin-top="0in" fo:margin-bottom="0.1665in" loext:contextual-spacing="false" fo:text-align="justify" style:justify-single-word="false"/>
      <style:text-properties style:font-name="Tahoma" fo:font-size="10pt" fo:language="ca" fo:country="ES" officeooo:rsid="002ce1d2" officeooo:paragraph-rsid="002ce1d2" style:font-name-asian="Tahoma2" style:font-size-asian="10pt" style:font-name-complex="Tahoma2" style:font-size-complex="10pt"/>
    </style:style>
    <style:style style:name="P32" style:family="paragraph" style:parent-style-name="Standard">
      <style:paragraph-properties fo:margin-top="0in" fo:margin-bottom="0.1665in" loext:contextual-spacing="false" fo:text-align="justify" style:justify-single-word="false"/>
      <style:text-properties style:font-name="Tahoma" fo:font-size="10pt" fo:language="ca" fo:country="ES" officeooo:rsid="003afc33" officeooo:paragraph-rsid="003afc33" style:font-name-asian="Tahoma2" style:font-size-asian="10pt" style:font-name-complex="Tahoma2" style:font-size-complex="10pt"/>
    </style:style>
    <style:style style:name="P33" style:family="paragraph" style:parent-style-name="Standard">
      <style:paragraph-properties fo:margin-top="0in" fo:margin-bottom="0.1665in" loext:contextual-spacing="false" fo:text-align="justify" style:justify-single-word="false"/>
      <style:text-properties style:font-name="Tahoma" fo:font-size="10pt" fo:language="ca" fo:country="ES" officeooo:rsid="004191b0" officeooo:paragraph-rsid="004191b0" style:font-name-asian="Tahoma2" style:font-size-asian="10pt" style:font-name-complex="Tahoma2" style:font-size-complex="10pt"/>
    </style:style>
    <style:style style:name="P34" style:family="paragraph" style:parent-style-name="Standard">
      <style:paragraph-properties fo:margin-top="0in" fo:margin-bottom="0.1665in" loext:contextual-spacing="false" fo:text-align="justify" style:justify-single-word="false"/>
      <style:text-properties style:font-name="Tahoma" fo:font-size="10pt" fo:language="ca" fo:country="ES" style:text-underline-style="none" style:font-name-asian="Tahoma2" style:font-size-asian="10pt" style:font-name-complex="Tahoma2" style:font-size-complex="10pt"/>
    </style:style>
    <style:style style:name="P35" style:family="paragraph" style:parent-style-name="Standard">
      <style:paragraph-properties fo:text-align="justify" style:justify-single-word="false" fo:break-before="page"/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36" style:family="paragraph" style:parent-style-name="Standard" style:list-style-name="WWNum1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style:font-name-asian="Tahoma2" style:font-size-asian="10pt" style:font-weight-asian="bold" style:font-name-complex="Tahoma2" style:font-size-complex="10pt"/>
    </style:style>
    <style:style style:name="P37" style:family="paragraph" style:parent-style-name="Standard" style:list-style-name="WWNum1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officeooo:paragraph-rsid="002e3cfe" style:font-name-asian="Tahoma2" style:font-size-asian="10pt" style:font-weight-asian="bold" style:font-name-complex="Tahoma2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Tahoma" fo:font-size="10pt" fo:language="ca" fo:country="ES" officeooo:paragraph-rsid="00431ba1" style:font-name-asian="Tahoma2" style:font-size-asian="10pt" style:font-name-complex="Tahoma2" style:font-size-complex="10pt"/>
    </style:style>
    <style:style style:name="P39" style:family="paragraph" style:parent-style-name="Standard">
      <style:text-properties style:font-name="Calibri" fo:font-size="11pt" officeooo:rsid="003d5328" officeooo:paragraph-rsid="003d5328" style:font-size-asian="11pt" style:font-size-complex="11pt"/>
    </style:style>
    <style:style style:name="P40" style:family="paragraph" style:parent-style-name="Standard">
      <style:text-properties style:font-name="Calibri" fo:font-size="11pt" officeooo:rsid="0039b612" officeooo:paragraph-rsid="0039b612" style:font-name-asian="Tahoma2" style:font-size-asian="11pt" style:font-name-complex="Tahoma2" style:font-size-complex="11pt"/>
    </style:style>
    <style:style style:name="P41" style:family="paragraph" style:parent-style-name="Standard">
      <style:text-properties style:font-name="Calibri" officeooo:rsid="003d5328" officeooo:paragraph-rsid="0039b612"/>
    </style:style>
    <style:style style:name="P42" style:family="paragraph" style:parent-style-name="Standard">
      <style:text-properties fo:color="#000000" style:font-name="Calibri" fo:font-size="11pt" officeooo:rsid="003d5328" officeooo:paragraph-rsid="003d5328" style:font-name-asian="Tahoma2" style:font-size-asian="11pt" style:font-name-complex="Tahoma2" style:font-size-complex="11pt"/>
    </style:style>
    <style:style style:name="P43" style:family="paragraph" style:parent-style-name="Standard">
      <style:text-properties fo:color="#000000" style:font-name="Calibri" fo:font-size="11pt" officeooo:rsid="0085d218" officeooo:paragraph-rsid="0039b612" style:font-name-asian="Tahoma2" style:font-size-asian="11pt" style:font-name-complex="Tahoma2" style:font-size-complex="11pt"/>
    </style:style>
    <style:style style:name="P44" style:family="paragraph" style:parent-style-name="Standard">
      <style:text-properties fo:color="#000000" style:text-position="0% 100%" style:font-name="Calibri" fo:font-size="11pt" fo:language="ca" fo:country="ES" officeooo:rsid="00873e60" officeooo:paragraph-rsid="0039b612" style:text-blinking="false" style:font-name-asian="Tahoma2" style:font-size-asian="11pt" style:language-asian="ar" style:country-asian="SA" style:font-name-complex="Tahoma2" style:font-size-complex="11pt" style:language-complex="ar" style:country-complex="SA" style:text-emphasize="none" style:text-scale="100%"/>
    </style:style>
    <style:style style:name="P45" style:family="paragraph" style:parent-style-name="Standard">
      <style:text-properties fo:color="#000000" style:font-name="Tahoma1" fo:font-size="11pt" officeooo:rsid="0039b612" officeooo:paragraph-rsid="003da3a8" style:font-name-asian="Tahoma2" style:font-size-asian="11pt" style:font-name-complex="Tahoma2" style:font-size-complex="11pt"/>
    </style:style>
    <style:style style:name="P46" style:family="paragraph" style:parent-style-name="Standard">
      <style:text-properties style:font-name="Tahoma1" fo:font-size="11pt" officeooo:paragraph-rsid="003da3a8" style:font-name-asian="Tahoma2" style:font-size-asian="11pt" style:font-name-complex="Tahoma2" style:font-size-complex="11pt"/>
    </style:style>
    <style:style style:name="P47" style:family="paragraph" style:parent-style-name="Standard" style:list-style-name="WWNum1">
      <style:paragraph-properties fo:text-align="justify" style:justify-single-word="false" fo:break-before="page"/>
      <style:text-properties style:font-name="Tahoma" fo:font-size="10pt" fo:language="ca" fo:country="ES" style:text-underline-style="solid" style:text-underline-width="auto" style:text-underline-color="font-color" fo:font-weight="bold" style:font-name-asian="Tahoma2" style:font-size-asian="10pt" style:font-weight-asian="bold" style:font-name-complex="Tahoma2" style:font-size-complex="10pt"/>
    </style:style>
    <style:style style:name="T1" style:family="text">
      <style:text-properties officeooo:rsid="003aeadc"/>
    </style:style>
    <style:style style:name="T2" style:family="text">
      <style:text-properties style:font-name="Tahoma" fo:font-size="10pt" style:font-name-asian="Tahoma2" style:font-size-asian="10pt" style:font-name-complex="Tahoma2" style:font-size-complex="10pt"/>
    </style:style>
    <style:style style:name="T3" style:family="text">
      <style:text-properties style:font-name="Tahoma" fo:font-size="10pt" fo:language="ca" fo:country="ES" fo:font-weight="bold" style:font-name-asian="Tahoma2" style:font-size-asian="10pt" style:font-weight-asian="bold" style:font-name-complex="Tahoma2" style:font-size-complex="10pt"/>
    </style:style>
    <style:style style:name="T4" style:family="text"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T5" style:family="text">
      <style:text-properties style:font-name="Tahoma" fo:font-size="10pt" fo:language="ca" fo:country="ES" officeooo:rsid="001c1a43" style:font-name-asian="Tahoma2" style:font-size-asian="10pt" style:font-name-complex="Tahoma2" style:font-size-complex="10pt"/>
    </style:style>
    <style:style style:name="T6" style:family="text">
      <style:text-properties style:font-name="Tahoma" fo:font-size="10pt" fo:language="ca" fo:country="ES" officeooo:rsid="00383ec7" style:font-name-asian="Tahoma2" style:font-size-asian="10pt" style:font-name-complex="Tahoma2" style:font-size-complex="10pt"/>
    </style:style>
    <style:style style:name="T7" style:family="text">
      <style:text-properties style:font-name="Tahoma" fo:font-size="10pt" fo:language="ca" fo:country="ES" officeooo:rsid="003962a9" style:font-name-asian="Tahoma2" style:font-size-asian="10pt" style:font-name-complex="Tahoma2" style:font-size-complex="10pt"/>
    </style:style>
    <style:style style:name="T8" style:family="text">
      <style:text-properties style:font-name="Tahoma" fo:font-size="10pt" fo:language="ca" fo:country="ES" officeooo:rsid="003c8eb0" style:font-name-asian="Tahoma2" style:font-size-asian="10pt" style:font-name-complex="Tahoma2" style:font-size-complex="10pt"/>
    </style:style>
    <style:style style:name="T9" style:family="text">
      <style:text-properties style:font-name="Tahoma" fo:font-size="10pt" fo:language="ca" fo:country="ES" officeooo:rsid="003d5328" style:font-name-asian="Tahoma2" style:font-size-asian="10pt" style:font-name-complex="Tahoma2" style:font-size-complex="10pt"/>
    </style:style>
    <style:style style:name="T10" style:family="text">
      <style:text-properties style:font-name="Tahoma" fo:font-size="10pt" fo:language="ca" fo:country="ES" officeooo:rsid="00431ba1" style:font-name-asian="Tahoma2" style:font-size-asian="10pt" style:font-name-complex="Tahoma2" style:font-size-complex="10pt"/>
    </style:style>
    <style:style style:name="T11" style:family="text">
      <style:text-properties style:font-name="Tahoma" style:font-name-asian="Tahoma2" style:font-name-complex="Tahoma2"/>
    </style:style>
    <style:style style:name="T12" style:family="text">
      <style:text-properties style:font-name="Tahoma" officeooo:rsid="002e3cfe" style:font-name-asian="Tahoma2" style:font-name-complex="Tahoma2"/>
    </style:style>
    <style:style style:name="T13" style:family="text">
      <style:text-properties fo:color="#000000" style:font-name="Tahoma" fo:font-size="9pt" style:font-name-asian="Tahoma2" style:font-size-asian="9pt" style:font-name-complex="Tahoma2" style:font-size-complex="9pt"/>
    </style:style>
    <style:style style:name="T14" style:family="text">
      <style:text-properties fo:color="#000000" style:text-position="0% 100%"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color="#000000" style:text-position="0% 100%" fo:font-size="11pt" fo:font-weight="normal" officeooo:rsid="0041894e" style:font-size-asian="11pt" style:font-weight-asian="normal" style:font-size-complex="11pt" style:font-weight-complex="normal"/>
    </style:style>
    <style:style style:name="T16" style:family="text">
      <style:text-properties fo:color="#000000" style:text-position="0% 100%" fo:font-size="11pt" fo:font-weight="normal" officeooo:rsid="00383ec7" style:font-size-asian="11pt" style:font-weight-asian="normal" style:font-size-complex="11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d86ad" style:font-weight-asian="normal" style:font-weight-complex="normal"/>
    </style:style>
    <style:style style:name="T19" style:family="text">
      <style:text-properties fo:font-weight="normal" officeooo:rsid="0041894e" style:font-weight-asian="normal" style:font-weight-complex="normal"/>
    </style:style>
    <style:style style:name="T20" style:family="text">
      <style:text-properties fo:font-weight="normal" officeooo:rsid="00383ec7" style:font-weight-asian="normal" style:font-weight-complex="normal"/>
    </style:style>
    <style:style style:name="T21" style:family="text">
      <style:text-properties fo:font-weight="normal" officeooo:rsid="003c8eb0" style:font-weight-asian="normal" style:font-weight-complex="normal"/>
    </style:style>
    <style:style style:name="T22" style:family="text">
      <style:text-properties officeooo:rsid="002c6b09"/>
    </style:style>
    <style:style style:name="T23" style:family="text">
      <style:text-properties officeooo:rsid="002ce1d2"/>
    </style:style>
    <style:style style:name="T24" style:family="text">
      <style:text-properties officeooo:rsid="002e3cfe"/>
    </style:style>
    <style:style style:name="T25" style:family="text">
      <style:text-properties officeooo:rsid="007b00d3"/>
    </style:style>
    <style:style style:name="T26" style:family="text">
      <style:text-properties officeooo:rsid="0039b612"/>
    </style:style>
    <style:style style:name="T27" style:family="text">
      <style:text-properties officeooo:rsid="0039c4ba"/>
    </style:style>
    <style:style style:name="T28" style:family="text">
      <style:text-properties officeooo:rsid="003bfa8a"/>
    </style:style>
    <style:style style:name="T29" style:family="text">
      <style:text-properties officeooo:rsid="003d5328"/>
    </style:style>
    <style:style style:name="T30" style:family="text">
      <style:text-properties officeooo:rsid="003ef4f8"/>
    </style:style>
    <style:style style:name="T31" style:family="text">
      <style:text-properties officeooo:rsid="0040b4e9"/>
    </style:style>
    <style:style style:name="T32" style:family="text">
      <style:text-properties officeooo:rsid="004191b0"/>
    </style:style>
    <style:style style:name="T33" style:family="text">
      <style:text-properties officeooo:rsid="00431ba1"/>
    </style:style>
    <style:style style:name="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3" office:value-type="string">
            <text:p text:style-name="Standard"><text:span text:style-name="T3">CICLE</text:span><text:span text:style-name="T4">: </text:span><text:span text:style-name="T5">T</text:span><text:span text:style-name="T6">è</text:span><text:span text:style-name="T5">cnic Superior en Organi</text:span><text:span text:style-name="T6">t</text:span><text:span text:style-name="T5">zació del Manteniment de Maquin</text:span><text:span text:style-name="T6">à</text:span><text:span text:style-name="T5">ria de </text:span><text:span text:style-name="T6">Vaixells</text:span><text:span text:style-name="T5"> </text:span><text:span text:style-name="T6">i </text:span><text:span text:style-name="T5">Embarcaci</text:span><text:span text:style-name="T6">ons</text:span></text:p>
          </table:table-cell>
          <table:covered-table-cell/>
          <table:covered-table-cell/>
          <table:table-cell table:style-name="Tabla1.D1" office:value-type="string">
            <text:p text:style-name="Standard"><text:span text:style-name="T3">GRAU</text:span><text:span text:style-name="T4">: </text:span><text:span text:style-name="T6">SUPERIOR</text:span></text:p>
          </table:table-cell>
        </table:table-row>
        <table:table-row table:style-name="Tabla1.1">
          <table:table-cell table:style-name="Tabla1.A2" table:number-columns-spanned="4" office:value-type="string">
            <text:p text:style-name="P16">MÒDUL:<text:span text:style-name="T17"> </text:span><text:span text:style-name="T14">Organi</text:span><text:span text:style-name="T15">t</text:span><text:span text:style-name="T14">zació del </text:span><text:span text:style-name="T16">M</text:span><text:span text:style-name="T14">antenimient </text:span><text:span text:style-name="T15">i</text:span><text:span text:style-name="T14"> </text:span><text:span text:style-name="T16">M</text:span><text:span text:style-name="T15">u</text:span><text:span text:style-name="T14">nta</text:span><text:span text:style-name="T15">tge</text:span><text:span text:style-name="T14"> d’</text:span><text:span text:style-name="T16">I</text:span><text:span text:style-name="T14">nstal</text:span><text:span text:style-name="T15">·l</text:span><text:span text:style-name="T14">acions </text:span></text:p>
            <text:p text:style-name="P26"><text:span text:style-name="T19">i</text:span><text:span text:style-name="T18"> </text:span><text:span text:style-name="T20">S</text:span><text:span text:style-name="T18">istem</text:span><text:span text:style-name="T19">e</text:span><text:span text:style-name="T18">s </text:span><text:span text:style-name="T21">Elèctrics</text:span><text:span text:style-name="T18"> </text:span><text:span text:style-name="T19">en</text:span><text:span text:style-name="T18"> </text:span><text:span text:style-name="T20">V</text:span><text:span text:style-name="T19">aixells</text:span><text:span text:style-name="T18"> </text:span><text:span text:style-name="T19">i</text:span><text:span text:style-name="T18"> </text:span><text:span text:style-name="T20">E</text:span><text:span text:style-name="T18">mbarcacion</text:span><text:span text:style-name="T19">s</text:span>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Standard"><text:span text:style-name="T3">HORES DURACIÓ</text:span><text:span text:style-name="T4">: <text:s text:c="4"/>1</text:span><text:span text:style-name="T8">4</text:span><text:span text:style-name="T4">0h <text:s/></text:span></text:p>
          </table:table-cell>
          <table:table-cell table:style-name="Tabla1.A1" office:value-type="string">
            <text:p text:style-name="Standard"><text:span text:style-name="T3">PERIODICITAT SETMANAL</text:span><text:span text:style-name="T4">: <text:s/></text:span><text:span text:style-name="T10">5</text:span><text:span text:style-name="T4">h</text:span></text:p>
          </table:table-cell>
          <table:table-cell table:style-name="Tabla1.D1" table:number-columns-spanned="2" office:value-type="string">
            <text:p text:style-name="Standard"><text:span text:style-name="T3">Nº MÀXIM FALTES</text:span><text:span text:style-name="T4">: 2</text:span><text:span text:style-name="T7">3</text:span></text:p>
          </table:table-cell>
          <table:covered-table-cell/>
        </table:table-row>
      </table:table>
      <text:p text:style-name="P6"/>
      <text:list xml:id="list2601335196" text:style-name="WWNum1">
        <text:list-item>
          <text:p text:style-name="P36">Continguts del mòdul i temporització:</text:p>
        </text:list-item>
      </text:list>
      <text:p text:style-name="P1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5">BLOC DE CONTINGUTS</text:p>
          </table:table-cell>
          <table:table-cell table:style-name="Tabla2.A1" office:value-type="string">
            <text:p text:style-name="P15">UNITAT DIDÀCTICA</text:p>
          </table:table-cell>
          <table:table-cell table:style-name="Tabla2.C1" office:value-type="string">
            <text:p text:style-name="P15">AVAL.</text:p>
          </table:table-cell>
          <table:table-cell table:style-name="Tabla2.D1" office:value-type="string">
            <text:p text:style-name="P15">Dates aproximades</text:p>
          </table:table-cell>
        </table:table-row>
        <table:table-row table:style-name="Tabla2.1">
          <table:table-cell table:style-name="Tabla2.A2" table:number-rows-spanned="8" office:value-type="string">
            <text:p text:style-name="P7">Bloc</text:p>
            <text:p text:style-name="P7">Avaluació</text:p>
            <text:p text:style-name="P7">1.</text:p>
          </table:table-cell>
          <table:table-cell table:style-name="Tabla2.B2" office:value-type="string">
            <text:p text:style-name="P39">El corrent elèctric</text:p>
          </table:table-cell>
          <table:table-cell table:style-name="Tabla2.C2" table:number-rows-spanned="8" office:value-type="string">
            <text:p text:style-name="P7">1ª</text:p>
            <text:p text:style-name="P7"/>
          </table:table-cell>
          <table:table-cell table:style-name="Tabla2.D1" office:value-type="string">
            <text:p text:style-name="P8">09/2<text:span text:style-name="T1">3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42">Seguretat en les instal·lacions elèctriques</text:p>
          </table:table-cell>
          <table:covered-table-cell/>
          <table:table-cell table:style-name="Tabla2.D1" office:value-type="string">
            <text:p text:style-name="P8">10/2<text:span text:style-name="T1">3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41">El corrent continu </text:p>
          </table:table-cell>
          <table:covered-table-cell/>
          <table:table-cell table:style-name="Tabla2.D1" office:value-type="string">
            <text:p text:style-name="P8">1<text:span text:style-name="T26">0</text:span>/2<text:span text:style-name="T1">3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2">Electromagnetisme</text:p>
          </table:table-cell>
          <table:covered-table-cell/>
          <table:table-cell table:style-name="Tabla2.D1" office:value-type="string">
            <text:p text:style-name="P8">11//2<text:span text:style-name="T1">3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7">El corrent altern</text:p>
          </table:table-cell>
          <table:covered-table-cell/>
          <table:table-cell table:style-name="Tabla2.D1" office:value-type="string">
            <text:p text:style-name="P9">1<text:span text:style-name="T29">2</text:span>//2<text:span text:style-name="T1">3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43"/>
          </table:table-cell>
          <table:covered-table-cell/>
          <table:table-cell table:style-name="Tabla2.D1" office:value-type="string">
            <text:p text:style-name="P12"/>
          </table:table-cell>
        </table:table-row>
        <table:table-row table:style-name="Tabla2.1">
          <table:covered-table-cell/>
          <table:table-cell table:style-name="Tabla2.B2" office:value-type="string">
            <text:p text:style-name="P44"/>
          </table:table-cell>
          <table:covered-table-cell/>
          <table:table-cell table:style-name="Tabla2.D1" office:value-type="string">
            <text:p text:style-name="P12"/>
          </table:table-cell>
        </table:table-row>
        <table:table-row table:style-name="Tabla2.1">
          <table:covered-table-cell/>
          <table:table-cell table:style-name="Tabla2.B2" office:value-type="string">
            <text:p text:style-name="P21"/>
          </table:table-cell>
          <table:covered-table-cell/>
          <table:table-cell table:style-name="Tabla2.D1" office:value-type="string">
            <text:p text:style-name="P7"/>
          </table:table-cell>
        </table:table-row>
        <table:table-row table:style-name="Tabla2.1">
          <table:table-cell table:style-name="Tabla2.A2" table:number-rows-spanned="9" office:value-type="string">
            <text:p text:style-name="P7">Bloc</text:p>
            <text:p text:style-name="P7">Avaluació</text:p>
            <text:p text:style-name="P7">2.</text:p>
          </table:table-cell>
          <table:table-cell table:style-name="Tabla2.B2" office:value-type="string">
            <text:p text:style-name="P45">Sistemes trifàsics</text:p>
          </table:table-cell>
          <table:table-cell table:style-name="Tabla2.C2" table:number-rows-spanned="9" office:value-type="string">
            <text:p text:style-name="P7">2ª</text:p>
          </table:table-cell>
          <table:table-cell table:style-name="Tabla2.D1" office:value-type="string">
            <text:p text:style-name="P8">01/2<text:span text:style-name="T1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46">Protecció i automatització elèctriques</text:p>
          </table:table-cell>
          <table:covered-table-cell/>
          <table:table-cell table:style-name="Tabla2.D1" office:value-type="string">
            <text:p text:style-name="P8">01/ 2<text:span text:style-name="T1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8">Màquines elèctriques</text:p>
          </table:table-cell>
          <table:covered-table-cell/>
          <table:table-cell table:style-name="Tabla2.D1" office:value-type="string">
            <text:p text:style-name="P8">02/2<text:span text:style-name="T1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8">Instal·lacions elèctriques a bord</text:p>
          </table:table-cell>
          <table:covered-table-cell/>
          <table:table-cell table:style-name="Tabla2.D1" office:value-type="string">
            <text:p text:style-name="P8">02/2<text:span text:style-name="T1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8">Manteniment i supervisió de les instal·lacions elèctriques</text:p>
          </table:table-cell>
          <table:covered-table-cell/>
          <table:table-cell table:style-name="Tabla2.D1" office:value-type="string">
            <text:p text:style-name="P8">03/2<text:span text:style-name="T1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40"/>
          </table:table-cell>
          <table:covered-table-cell/>
          <table:table-cell table:style-name="Tabla2.D1" office:value-type="string">
            <text:p text:style-name="P7"/>
          </table:table-cell>
        </table:table-row>
        <table:table-row table:style-name="Tabla2.1">
          <table:covered-table-cell/>
          <table:table-cell table:style-name="Tabla2.B2" office:value-type="string">
            <text:p text:style-name="P21"/>
          </table:table-cell>
          <table:covered-table-cell/>
          <table:table-cell table:style-name="Tabla2.D1" office:value-type="string">
            <text:p text:style-name="P7"/>
          </table:table-cell>
        </table:table-row>
        <table:table-row table:style-name="Tabla2.1">
          <table:covered-table-cell/>
          <table:table-cell table:style-name="Tabla2.B2" office:value-type="string">
            <text:p text:style-name="P21"/>
          </table:table-cell>
          <table:covered-table-cell/>
          <table:table-cell table:style-name="Tabla2.D1" office:value-type="string">
            <text:p text:style-name="P7"/>
          </table:table-cell>
        </table:table-row>
        <table:table-row table:style-name="Tabla2.1">
          <table:covered-table-cell/>
          <table:table-cell table:style-name="Tabla2.B2" office:value-type="string">
            <text:p text:style-name="P21"/>
          </table:table-cell>
          <table:covered-table-cell/>
          <table:table-cell table:style-name="Tabla2.D1" office:value-type="string">
            <text:p text:style-name="P7"/>
          </table:table-cell>
        </table:table-row>
      </table:table>
      <text:p text:style-name="P14"/>
      <text:list xml:id="list145602778515066" text:continue-numbering="true" text:style-name="WWNum1">
        <text:list-header>
          <text:p text:style-name="P36"/>
        </text:list-header>
        <text:list-item>
          <text:p text:style-name="P47">Instruments d’avaluació:</text:p>
        </text:list-item>
      </text:list>
      <text:p text:style-name="P14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15">BLOC</text:p>
          </table:table-cell>
          <table:table-cell table:style-name="Tabla3.A1" office:value-type="string">
            <text:p text:style-name="P15">PROVES ESCRITES</text:p>
          </table:table-cell>
          <table:table-cell table:style-name="Tabla3.C1" office:value-type="string">
            <text:p text:style-name="P15">PROVES PRÀCTIQUES </text:p>
          </table:table-cell>
        </table:table-row>
        <table:table-row table:style-name="Tabla3.2">
          <table:table-cell table:style-name="Tabla3.A1" table:number-rows-spanned="2" office:value-type="string">
            <text:p text:style-name="P7">1</text:p>
          </table:table-cell>
          <table:table-cell table:style-name="Tabla3.B2" office:value-type="string">
            <text:p text:style-name="P6">1 control. </text:p>
          </table:table-cell>
          <table:table-cell table:style-name="Tabla3.C1" table:number-rows-spanned="2" office:value-type="string">
            <text:p text:style-name="P10">1. <text:span text:style-name="T30">Muntage de circuits serie, paral·lel i mixtos de resistències. mesurament de tensió, intensitat i resistència amb polímetre</text:span></text:p>
            <text:p text:style-name="P5"><text:span text:style-name="T22">2</text:span>. <text:span text:style-name="T30">Connexió sèrie i paral·lel de bateries </text:span></text:p>
            <text:p text:style-name="P5"><text:span text:style-name="T22">3</text:span>. <text:span text:style-name="T30">Carrega i descarrega de condensadors</text:span></text:p>
            <text:p text:style-name="P5"><text:span text:style-name="T22">4</text:span>. <text:s/><text:span text:style-name="T30">Protecció d'un motor trifàsic mitjançant interruptor automàtic i relé tèrmic</text:span></text:p>
            <text:p text:style-name="P13"><text:span text:style-name="T22">5</text:span>. <text:span text:style-name="T30">Protecció d'un motor trifàsic mitjançant tallacircuit guardamotor</text:span></text:p>
          </table:table-cell>
        </table:table-row>
        <table:table-row table:style-name="Tabla3.3">
          <table:covered-table-cell/>
          <table:table-cell table:style-name="Tabla3.B3" office:value-type="string">
            <text:p text:style-name="P6">1 Examen de tot el Bloc.</text:p>
          </table:table-cell>
          <table:covered-table-cell/>
        </table:table-row>
        <table:table-row table:style-name="Tabla3.4">
          <table:table-cell table:style-name="Tabla3.A1" table:number-rows-spanned="2" office:value-type="string">
            <text:p text:style-name="P7">2</text:p>
          </table:table-cell>
          <table:table-cell table:style-name="Tabla3.B4" office:value-type="string">
            <text:p text:style-name="P6">1 control</text:p>
          </table:table-cell>
          <table:table-cell table:style-name="Tabla3.C1" table:number-rows-spanned="2" office:value-type="string">
            <text:p text:style-name="P5"><text:span text:style-name="T22">6</text:span>. <text:span text:style-name="T31">Inversió de gir d'un motor amb parada prèvia</text:span></text:p>
            <text:p text:style-name="P5"><text:span text:style-name="T22">7</text:span>. <text:span text:style-name="T31">Arrancada temporitzada d'un motor</text:span></text:p>
            <text:p text:style-name="P5"><text:span text:style-name="T22">8</text:span>. <text:span text:style-name="T31">Arrancada estel-triangle d'un motor</text:span></text:p>
            <text:p text:style-name="P5"><text:span text:style-name="T22">9</text:span>. <text:span text:style-name="T31">Inversió de gir estel-triangle d'un motor</text:span></text:p>
          </table:table-cell>
        </table:table-row>
        <table:table-row table:style-name="Tabla3.5">
          <table:covered-table-cell/>
          <table:table-cell table:style-name="Tabla3.B5" office:value-type="string">
            <text:p text:style-name="P6">1 Examen de tot el bloc</text:p>
          </table:table-cell>
          <table:covered-table-cell/>
        </table:table-row>
      </table:table>
      <text:p text:style-name="P14"/>
      <text:list xml:id="list145603156564544" text:continue-numbering="true" text:style-name="WWNum1">
        <text:list-item>
          <text:p text:style-name="P36">Criteris de qualificació:</text:p>
        </text:list-item>
      </text:list>
      <text:p text:style-name="P6"/>
      <text:p text:style-name="P30">El mòdul es divideix en dues avaluacions. Al llarg de cada avaluació es farà un examen control a mitjans trimestre i un examen d’avaluació. </text:p>
      <text:p text:style-name="P30">Els alumnes que hagin tret més d'un 5 en <text:span text:style-name="T23">l’</text:span>ex<text:span text:style-name="T23">a</text:span>men de cont<text:span text:style-name="T23">rol</text:span> fan la mitja ponderada corresponent amb l'examen d'avaluació.</text:p>
      <text:p text:style-name="P32">Si es suspèn l'examen de control, es podrà recuperar durant l'examen d'avaluació.</text:p>
      <text:p text:style-name="P31">L’examen de control comptar<text:span text:style-name="T24">à</text:span> un 40% el d’avaluació un 60% per la nota de coneixements teórics de l’avaluació.</text:p>
      <text:p text:style-name="P20"><text:span text:style-name="T12">Pel càlcul de les notes finals de les avaluacions, l</text:span><text:span text:style-name="T11">a part teòrica </text:span><text:span text:style-name="T12">comptarà</text:span><text:span text:style-name="T11"> un 40%, el treball autònom un 20%, les pràctiques un 30% i l’actitud un 10%.</text:span></text:p>
      <text:p text:style-name="P20"/>
      <text:p text:style-name="P34">Els exàmens o elements d'avaluació tant pràctics com teòrics s’aproven com mínim amb un 5.</text:p>
      <text:p text:style-name="P17">S’ha de tenir aprovada la primera avaluació (en primera convocatòria o en la recuperació) per poder aprovar la segona.</text:p>
      <text:p text:style-name="P17"/>
      <text:p text:style-name="P17">La nota de pràctiques serà la nota mitjana de totes les sessions i treballs fets durant el temps de pràctica al taller.</text:p>
      <text:p text:style-name="P17"/>
      <text:p text:style-name="P25">La nota del treball autònom serà la mitjana de totes les <text:span text:style-name="T25">tasques exigides durant el trimestre</text:span>.</text:p>
      <text:p text:style-name="P17"/>
      <text:p text:style-name="P35"/>
      <text:list xml:id="list145602598892290" text:continue-numbering="true" text:style-name="WWNum1">
        <text:list-item>
          <text:p text:style-name="P36">Recuperacions:</text:p>
          <text:p text:style-name="P36"/>
        </text:list-item>
      </text:list>
      <text:p text:style-name="P24">Es farà una prova de recuperació de la primera avaluació.</text:p>
      <text:p text:style-name="P24"/>
      <text:p text:style-name="P24">No <text:span text:style-name="T27">e</text:span>s farà prova de recuperació de la segona avaluació.</text:p>
      <text:p text:style-name="P23"/>
      <text:list xml:id="list145602581072064" text:continue-numbering="true" text:style-name="WWNum1">
        <text:list-header>
          <text:p text:style-name="P37"/>
        </text:list-header>
        <text:list-item>
          <text:p text:style-name="P36">Material didàctic i/o de treball necessari:</text:p>
        </text:list-item>
      </text:list>
      <text:p text:style-name="P6"/>
      <text:p text:style-name="P30">El mòdul es desenvoluparà a l’aula <text:span text:style-name="T28">7</text:span> i al taller de fred fonamentalment. </text:p>
      <text:p text:style-name="P30">El curs es seguirà amb <text:span text:style-name="T24">la documentació disponible al lloc </text:span><text:a xlink:type="simple" xlink:href="https://paulinoposada.github.io/web_e/web_e_2425/index_electricitat_2425.html" text:style-name="Internet_20_link" text:visited-style-name="Visited_20_Internet_20_Link"><text:span text:style-name="T24">web del mòdul</text:span></text:a><text:span text:style-name="T24">.</text:span></text:p>
      <text:p text:style-name="P33">https://paulinoposada.github.io/web_e/web_e_2425/index_electricitat_2425.html</text:p>
      <text:p text:style-name="P30">Els alumnes hauran de tenir a classe, a més del material bàsic escolar, una calculadora científica, regla de 30 cm, llapis i goma d’esborrar.</text:p>
      <text:p text:style-name="P30">Per al seguiment de les classes teòriques es projectarà a la pissarra el material necessari.</text:p>
      <text:p text:style-name="P30"/>
      <text:list xml:id="list145602303827949" text:continue-numbering="true" text:style-name="WWNum1">
        <text:list-item>
          <text:p text:style-name="P36">Activitats complementàries i extraescolars programades: <text:s/></text:p>
        </text:list-item>
      </text:list>
      <text:p text:style-name="P6"/>
      <text:p text:style-name="P11">No hi ha activitats complementàries programades.</text:p>
      <text:p text:style-name="P6"/>
      <text:list xml:id="list145601818477974" text:continue-numbering="true" text:style-name="WWNum1">
        <text:list-item>
          <text:p text:style-name="P36">Selecció de bibliografia i pàgines web interessants:</text:p>
        </text:list-item>
      </text:list>
      <text:p text:style-name="P6"/>
      <text:p text:style-name="P38"><text:span text:style-name="T24">Al</text:span> <text:span text:style-name="T28">lloc </text:span><text:a xlink:type="simple" xlink:href="https://paulinoposada.github.io/web_e/web_e_2425/index_electricitat_2425.html" text:style-name="Internet_20_link" text:visited-style-name="Visited_20_Internet_20_Link"><text:span text:style-name="T28">web del mòdul</text:span></text:a> hi haurà arxius amb continguts, que els alumnes p<text:span text:style-name="T24">oden</text:span> anar consultant durant el curs.</text:p>
      <text:p text:style-name="P6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/>
      <style:text-properties fo:color="#345a8a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/>
      <style:text-properties fo:color="#4f81bd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/>
      <style:text-properties fo:color="#4f81bd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false"/>
      <style:text-properties fo:color="#17365d"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tyle="italic" style:font-style-asian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="Tahoma" fo:font-family="Tahoma" style:font-family-generic="roman" style:font-pitch="variable" fo:font-size="10pt" fo:font-weight="bold" style:font-name-asian="Tahoma2" style:font-family-asian="Tahoma" style:font-family-generic-asian="system" style:font-pitch-asian="variable" style:font-size-asian="11pt" style:font-weight-asian="bold" style:font-name-complex="Tahoma2" style:font-family-complex="Tahoma" style:font-family-generic-complex="system" style:font-pitch-complex="variable" style:font-size-complex="11pt"/>
    </style:style>
    <style:style style:name="ListLabel_20_956" style:display-name="ListLabel 956" style:family="text">
      <style:text-properties style:font-name="Tahoma" fo:font-family="Tahoma" style:font-family-generic="roman" style:font-pitch="variable" fo:font-size="10pt" fo:font-weight="normal" style:font-name-asian="Noto Sans Symbols" style:font-family-asian="'Noto Sans Symbols'" style:font-family-generic-asian="system" style:font-pitch-asian="variable" style:font-size-asian="11pt" style:font-weight-asian="bold" style:font-name-complex="Noto Sans Symbols" style:font-family-complex="'Noto Sans Symbols'" style:font-family-generic-complex="system" style:font-pitch-complex="variable" style:font-size-complex="11pt"/>
    </style:style>
    <style:style style:name="ListLabel_20_957" style:display-name="ListLabel 957" style:family="text">
      <style:text-properties fo:font-size="11pt" fo:font-weight="normal" style:font-size-asian="11pt" style:font-weight-asian="normal" style:font-size-complex="11pt"/>
    </style:style>
    <style:style style:name="ListLabel_20_958" style:display-name="ListLabel 958" style:family="text">
      <style:text-properties fo:font-size="11pt" fo:font-weight="normal" style:font-size-asian="11pt" style:font-weight-asian="normal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6z0" style:family="text">
      <style:text-properties fo:font-size="11pt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56" style:num-suffix="●" text:bullet-char="●">
        <style:list-level-properties text:list-level-position-and-space-mode="label-alignment">
          <style:list-level-label-alignment text:label-followed-by="listtab" fo:text-indent="-0.25in" fo:margin-left="1.05in"/>
        </style:list-level-properties>
        <style:text-properties fo:font-family="'Noto Sans Symbols'" style:font-family-generic="swiss"/>
      </text:list-level-style-bullet>
      <text:list-level-style-number text:level="2" text:style-name="ListLabel_20_957" style:num-prefix="●." style:num-suffix="." style:num-format="1">
        <style:list-level-properties text:list-level-position-and-space-mode="label-alignment">
          <style:list-level-label-alignment text:label-followed-by="listtab" fo:text-indent="-0.3in" fo:margin-left="1.35in"/>
        </style:list-level-properties>
      </text:list-level-style-number>
      <text:list-level-style-number text:level="3" text:style-name="ListLabel_20_958" style:num-prefix="●." style:num-suffix="." style:num-format="1" text:display-levels="2">
        <style:list-level-properties text:list-level-position-and-space-mode="label-alignment">
          <style:list-level-label-alignment text:label-followed-by="listtab" fo:text-indent="-0.35in" fo:margin-left="1.65in"/>
        </style:list-level-properties>
      </text:list-level-style-number>
      <text:list-level-style-number text:level="4" style:num-prefix="●." style:num-suffix="." style:num-format="1" text:display-levels="3">
        <style:list-level-properties text:list-level-position-and-space-mode="label-alignment">
          <style:list-level-label-alignment text:label-followed-by="listtab" fo:text-indent="-0.45in" fo:margin-left="2in"/>
        </style:list-level-properties>
      </text:list-level-style-number>
      <text:list-level-style-number text:level="5" style:num-prefix="●." style:num-suffix="." style:num-format="1" text:display-levels="4">
        <style:list-level-properties text:list-level-position-and-space-mode="label-alignment">
          <style:list-level-label-alignment text:label-followed-by="listtab" fo:text-indent="-0.55in" fo:margin-left="2.35in"/>
        </style:list-level-properties>
      </text:list-level-style-number>
      <text:list-level-style-number text:level="6" style:num-prefix="●." style:num-suffix="." style:num-format="1" text:display-levels="5">
        <style:list-level-properties text:list-level-position-and-space-mode="label-alignment">
          <style:list-level-label-alignment text:label-followed-by="listtab" fo:text-indent="-0.6492in" fo:margin-left="2.7in"/>
        </style:list-level-properties>
      </text:list-level-style-number>
      <text:list-level-style-number text:level="7" style:num-prefix="●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3.05in"/>
        </style:list-level-properties>
      </text:list-level-style-number>
      <text:list-level-style-number text:level="8" style:num-prefix="●." style:num-suffix="." style:num-format="1" text:display-levels="7">
        <style:list-level-properties text:list-level-position-and-space-mode="label-alignment">
          <style:list-level-label-alignment text:label-followed-by="listtab" fo:text-indent="-0.8492in" fo:margin-left="3.4in"/>
        </style:list-level-properties>
      </text:list-level-style-number>
      <text:list-level-style-number text:level="9" style:num-prefix="●." style:num-suffix="." style:num-format="1" text:display-levels="8">
        <style:list-level-properties text:list-level-position-and-space-mode="label-alignment">
          <style:list-level-label-alignment text:label-followed-by="listtab" fo:text-indent="-0.9992in" fo:margin-left="3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6.6875in" fo:margin-top="0in" fo:margin-bottom="0in" table:align="center" style:writing-mode="lr-tb"/>
    </style:style>
    <style:style style:name="Tabla4.A" style:family="table-column">
      <style:table-column-properties style:column-width="1.1563in"/>
    </style:style>
    <style:style style:name="Tabla4.B" style:family="table-column">
      <style:table-column-properties style:column-width="4.3646in"/>
    </style:style>
    <style:style style:name="Tabla4.C" style:family="table-column">
      <style:table-column-properties style:column-width="1.1667in"/>
    </style:style>
    <style:style style:name="Tabla4.1" style:family="table-row">
      <style:table-row-properties style:min-row-height="1.0139in" fo:keep-together="auto"/>
    </style:style>
    <style:style style:name="Tabla4.A1" style:family="table-cell">
      <style:table-cell-properties fo:padding="0.0694in" fo:border="0.5pt solid #000001"/>
    </style:style>
    <style:style style:name="Tabla4.B1" style:family="table-cell">
      <style:table-cell-properties style:vertical-align="middle" fo:padding-left="0.0785in" fo:padding-right="0.075in" fo:padding-top="0in" fo:padding-bottom="0in" fo:border="0.5pt solid #000001"/>
    </style:style>
    <style:style style:name="Tabla4.C1" style:family="table-cell">
      <style:table-cell-properties style:vertical-align="middle" fo:padding="0in" fo:border="0.5pt solid #000001"/>
    </style:style>
    <style:style style:name="MP1" style:family="paragraph" style:parent-style-name="Standard">
      <style:paragraph-properties fo:text-align="justify" style:justify-single-word="false"/>
      <style:text-properties style:font-name="Tahoma" style:font-name-asian="Tahoma2" style:font-name-complex="Tahoma2"/>
    </style:style>
    <style:style style:name="MP2" style:family="paragraph" style:parent-style-name="Standard">
      <style:paragraph-properties fo:text-align="center" style:justify-single-word="false"/>
      <style:text-properties style:font-name="Tahoma" fo:font-size="8pt" style:font-name-asian="Tahoma2" style:font-size-asian="8pt" style:font-name-complex="Tahoma2" style:font-size-complex="8pt"/>
    </style:style>
    <style:style style:name="MP3" style:family="paragraph" style:parent-style-name="Standard">
      <style:paragraph-properties fo:text-align="center" style:justify-single-word="false"/>
      <style:text-properties style:font-name="Tahoma" fo:font-size="14pt" fo:font-weight="bold" style:font-name-asian="Tahoma2" style:font-size-asian="14pt" style:font-weight-asian="bold" style:font-name-complex="Tahoma2" style:font-size-complex="14pt"/>
    </style:style>
    <style:style style:name="MP4" style:family="paragraph" style:parent-style-name="Standard">
      <style:paragraph-properties fo:line-height="125%" fo:text-align="center" style:justify-single-word="false"/>
      <style:text-properties style:font-name="Tahoma" fo:font-size="10pt" fo:font-weight="bold" style:font-name-asian="Tahoma2" style:font-size-asian="10pt" style:font-weight-asian="bold" style:font-name-complex="Tahoma2" style:font-size-complex="10pt"/>
    </style:style>
    <style:style style:name="MP5" style:family="paragraph" style:parent-style-name="Standard">
      <style:paragraph-properties fo:line-height="125%" fo:text-align="center" style:justify-single-word="false"/>
    </style:style>
    <style:style style:name="MP6" style:family="paragraph" style:parent-style-name="Standard">
      <style:paragraph-properties fo:padding="0in" fo:border="none"/>
    </style:style>
    <style:style style:name="MT1" style:family="text">
      <style:text-properties officeooo:rsid="00431ba1"/>
    </style:style>
    <style:style style:name="MT2" style:family="text">
      <style:text-properties style:font-name="Tahoma" fo:font-size="10pt" style:font-name-asian="Tahoma2" style:font-size-asian="10pt" style:font-name-complex="Tahoma2" style:font-size-complex="10pt"/>
    </style:style>
    <style:style style:name="MT3" style:family="text">
      <style:text-properties fo:color="#000000" style:font-name="Tahoma" fo:font-size="9pt" style:font-name-asian="Tahoma2" style:font-size-asian="9pt" style:font-name-complex="Tahoma2" style:font-size-complex="9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in" fo:margin-bottom="0.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2"><draw:frame draw:style-name="Mfr1" draw:name="image2.png" text:anchor-type="char" svg:x="-0.0102in" svg:y="-0.0311in" svg:width="0.8547in" svg:height="0.9898in" draw:z-index="2"><draw:image xlink:href="Pictures/1000020100000082000000967937140B7D9B6146.png" xlink:type="simple" xlink:show="embed" xlink:actuate="onLoad" loext:mime-type="image/png"/></draw:frame></text:p>
            </table:table-cell>
            <table:table-cell table:style-name="Tabla4.B1" office:value-type="string">
              <text:p text:style-name="MP3"><text:s/>PRESENTACIÓ DEL MÒDUL</text:p>
            </table:table-cell>
            <table:table-cell table:style-name="Tabla4.C1" office:value-type="string">
              <text:p text:style-name="MP4">CURS 202<text:span text:style-name="MT1">4</text:span>-2<text:span text:style-name="MT1">5</text:span></text:p>
              <text:p text:style-name="MP5"><text:span text:style-name="MT2">Pàgina 1 de </text:span><text:span text:style-name="MT2"><text:page-count>3</text:page-count></text:span></text:p>
            </table:table-cell>
          </table:table-row>
        </table:table>
        <text:p text:style-name="MP1"/>
      </style:header>
      <style:footer>
        <text:p text:style-name="MP6"><text:span text:style-name="MT3">MD 020201</text:span> <text:span text:style-name="MT3">Rev 0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37</meta:editing-cycles>
    <meta:print-date>2019-09-23T10:24:00</meta:print-date>
    <meta:creation-date>2021-09-29T09:02:00</meta:creation-date>
    <dc:date>2024-09-13T14:56:00.663635495</dc:date>
    <meta:editing-duration>PT4H59M57S</meta:editing-duration>
    <meta:generator>LibreOffice/6.1.5.2$Linux_X86_64 LibreOffice_project/10$Build-2</meta:generator>
    <meta:document-statistic meta:table-count="4" meta:image-count="1" meta:object-count="0" meta:page-count="3" meta:paragraph-count="86" meta:word-count="533" meta:character-count="3418" meta:non-whitespace-character-count="2960"/>
    <meta:user-defined meta:name="AppVersion">12.0000</meta:user-defined>
    <meta:user-defined meta:name="Company">GIS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